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Courier New" fo:font-size="11pt" fo:font-weight="normal" officeooo:rsid="004e3965" officeooo:paragraph-rsid="005aaae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break-before="page"/>
      <style:text-properties style:font-name="Courier New" fo:font-size="11pt" fo:font-weight="normal" officeooo:rsid="004e3965" officeooo:paragraph-rsid="005aaae9" style:font-size-asian="11pt" style:font-weight-asian="normal" style:font-size-complex="11pt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6b36"/>
    </style:style>
    <style:style style:name="T2" style:family="text">
      <style:text-properties officeooo:rsid="004871c4"/>
    </style:style>
    <style:style style:name="T3" style:family="text">
      <style:text-properties officeooo:rsid="0022d049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officeooo:rsid="005812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18ee2a" style:font-weight-asian="normal" style:font-weight-complex="normal"/>
    </style:style>
    <style:style style:name="T10" style:family="text">
      <style:text-properties fo:font-weight="normal" officeooo:rsid="0053b0c7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56b36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3"/>// Füllt die Tabelle gleichmäßig von oben nach unten<text:line-break/><text:span text:style-name="T6"> <text:s text:c="2"/>public void fuelleLinear()<text:line-break/></text:span> <text:s text:c="2"/>{<text:line-break/> <text:s text:c="5"/>int x, y, zahl;<text:line-break/> <text:s text:c="5"/>for (x = 0; x &lt; breite; x++)<text:line-break/> <text:s text:c="5"/>{<text:line-break/> <text:s text:c="8"/>for (y = 0; y &lt; hoehe; y++)<text:line-break/> <text:s text:c="8"/>{<text:line-break/> <text:s text:c="11"/>tabelle[x][y] = y * 11;<text:line-break/> <text:s text:c="8"/>}<text:line-break/> <text:s text:c="5"/>}<text:line-break/> <text:s text:c="2"/>}<text:line-break/><text:line-break/><text:span text:style-name="T11"> <text:s text:c="2"/>// Füllt die Tabelle </text:span><text:span text:style-name="T12">mit </text:span><text:span text:style-name="T11">zufälligen Zahlen zw. </text:span><text:span text:style-name="T12">pmin</text:span><text:span text:style-name="T11"> und </text:span><text:span text:style-name="T12">pmax</text:span><text:span text:style-name="T11"><text:line-break/></text:span><text:span text:style-name="T6"> <text:s text:c="2"/>public void fuelleZufall(int pmin, int pmax)<text:line-break/></text:span> <text:s text:c="2"/>{<text:line-break/> <text:s text:c="5"/>int x, y, zahl;<text:line-break/> <text:s text:c="5"/>for (x = 0; x &lt; breite; x++)<text:line-break/> <text:s text:c="5"/>{<text:line-break/> <text:s text:c="8"/>for (y = 0; y &lt; hoehe; y++)<text:line-break/> <text:s text:c="8"/>{<text:line-break/> <text:s text:c="11"/>zahl = (int)(Math.random() * (pmax - pmin + 1) + pmin);<text:line-break/> <text:s text:c="11"/>tabelle[x][y] = zahl;<text:line-break/> <text:s text:c="8"/>}<text:line-break/> <text:s text:c="5"/>}<text:line-break/> <text:s text:c="2"/>}<text:line-break/><text:line-break/><text:span text:style-name="T11"> <text:s text:c="2"/>// Die erste Zeile enthält die Einer-Reihe 1, 2, 3 usw. bis 10. <text:line-break/> <text:s text:c="2"/>// Die zweite Zeile die Zweier-Reihe 2, 4, 6 usw. bis 20, usw.<text:line-break/></text:span><text:span text:style-name="T6"> <text:s text:c="2"/>public void fuelleEinmaleins()<text:line-break/></text:span> <text:s text:c="2"/>{<text:line-break/> <text:s text:c="5"/>int x, y, zahl;<text:line-break/> <text:s text:c="5"/>for (x = 0; x &lt; breite; x++)<text:line-break/> <text:s text:c="5"/>{<text:line-break/> <text:s text:c="8"/>for (y = 0; y &lt; hoehe; y++)<text:line-break/> <text:s text:c="8"/>{<text:line-break/> <text:s text:c="11"/>tabelle[x][y] = (x+1) * (y+1);<text:line-break/> <text:s text:c="8"/>}<text:line-break/> <text:s text:c="5"/>}<text:line-break/> <text:s text:c="2"/>}<text:line-break/> <text:s text:c="3"/><text:line-break/><text:span text:style-name="T6"> <text:s text:c="2"/>public void fuelleRaute(int pmax)<text:line-break/></text:span> <text:s text:c="2"/>{<text:line-break/> <text:s text:c="5"/>int x, y;<text:line-break/> <text:s text:c="5"/>for (x = 0; x &lt; breite / 2; x++)<text:line-break/> <text:s text:c="5"/>{<text:line-break/> <text:s text:c="8"/>for (y = 0; y &lt; hoehe / 2; y++)<text:line-break/> <text:s text:c="8"/>{<text:line-break/> <text:s text:c="11"/>tabelle[breite/2-x-1][hoehe/2-y-1] = pmax - x*y*4 - 1;<text:line-break/> <text:s text:c="11"/>tabelle[breite/2+x] <text:s/>[hoehe/2-y-1] = pmax - x*y*4 - 1;<text:line-break/> <text:s text:c="11"/>tabelle[breite/2-x-1][hoehe/2+y] <text:s text:c="2"/>= pmax - x*y*4 - 1;<text:line-break/> <text:s text:c="11"/>tabelle[breite/2+x] <text:s/>[hoehe/2+y] <text:s text:c="2"/>= pmax - x*y*4 - 1;<text:line-break/> <text:s text:c="8"/>}<text:line-break/> <text:s text:c="5"/>}<text:line-break/> <text:s text:c="2"/>}<text:line-break/> <text:s text:c="3"/><text:line-break/></text:p>
      <text:p text:style-name="P11"><text:s text:c="3"/><text:span text:style-name="T6">public void fuelleSchnecke()</text:span><text:line-break/> <text:s text:c="2"/>{<text:line-break/> <text:s text:c="5"/>int x = 0, y = 0, zahl = 0;<text:line-break/> <text:s text:c="5"/>int i, j;<text:line-break/><text:line-break/> <text:s text:c="5"/>int ab = breite, ah = hoehe-1; <text:s/><text:span text:style-name="T11">// aktuelle Breite / Höhe</text:span><text:line-break/> <text:s text:c="7"/><text:line-break/> <text:s text:c="5"/>while (ab &gt; 0 &amp;&amp; ah &gt; 0)<text:line-break/> <text:s text:c="5"/>{<text:line-break/><text:span text:style-name="T11"> <text:s text:c="8"/>// oben links nach rechts<text:line-break/></text:span> <text:s text:c="8"/>for (i = 0; i &lt; ab; i++)<text:line-break/> <text:s text:c="8"/>{<text:line-break/> <text:s text:c="11"/>tabelle[x][y] = zahl;<text:line-break/> <text:s text:c="11"/>x++;<text:line-break/> <text:s text:c="11"/>zahl++;<text:line-break/> <text:s text:c="8"/>}<text:line-break/> <text:s text:c="8"/>ab--;<text:line-break/> <text:s text:c="8"/>x--; y++;<text:line-break/><text:span text:style-name="T11"> <text:s text:c="8"/>// rechts oben nach unten<text:line-break/></text:span> <text:s text:c="8"/>for (i = 0; i &lt; ah; i++)<text:line-break/> <text:s text:c="8"/>{<text:line-break/> <text:s text:c="11"/>tabelle[x][y] = zahl;<text:line-break/> <text:s text:c="11"/>y++;<text:line-break/> <text:s text:c="11"/>zahl++;<text:line-break/> <text:s text:c="8"/>}<text:line-break/> <text:s text:c="8"/>ah--;<text:line-break/> <text:s text:c="8"/>y--; x--;<text:line-break/><text:span text:style-name="T11"> <text:s text:c="8"/>// unten rechts nach links<text:line-break/></text:span> <text:s text:c="8"/>for (i = 0; i &lt; ab; i++)<text:line-break/> <text:s text:c="8"/>{<text:line-break/> <text:s text:c="11"/>tabelle[x][y] = zahl;<text:line-break/> <text:s text:c="11"/>x--;<text:line-break/> <text:s text:c="11"/>zahl++;<text:line-break/> <text:s text:c="8"/>}<text:line-break/> <text:s text:c="8"/>ab--;<text:line-break/> <text:s text:c="8"/>x++; y--;<text:line-break/><text:span text:style-name="T11"> <text:s text:c="8"/>// unten links nach oben<text:line-break/></text:span> <text:s text:c="8"/>for (i = 0; i &lt; ah; i++)<text:line-break/> <text:s text:c="8"/>{<text:line-break/> <text:s text:c="11"/>tabelle[x][y] = zahl;<text:line-break/> <text:s text:c="11"/>y--;<text:line-break/> <text:s text:c="11"/>zahl++;<text:line-break/> <text:s text:c="8"/>}<text:line-break/> <text:s text:c="8"/>ah--;<text:line-break/> <text:s text:c="8"/>x++; y++;<text:line-break/> <text:s text:c="5"/>}<text:line-break/> <text:s text:c="2"/>}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draw:frame text:anchor-type="paragraph" draw:z-index="0" draw:name="Form1" draw:style-name="gr1" draw:text-style-name="P12" svg:width="1.795cm" svg:height="0.63cm" svg:x="15.196cm" svg:y="0.335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0">Januar</text:span><text:span text:style-name="T9"> 202</text:span><text:span text:style-name="T10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556b36"/>
    </style:style>
    <style:style style:name="MT2" style:family="text">
      <style:text-properties officeooo:rsid="004871c4"/>
    </style:style>
    <style:style style:name="MT3" style:family="text">
      <style:text-properties officeooo:rsid="0022d049"/>
    </style:style>
    <style:style style:name="MT4" style:family="text">
      <style:text-properties style:font-name="Times New Roman1" fo:font-size="12pt" officeooo:rsid="0058126a"/>
    </style:style>
    <style:style style:name="MT5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2D-Array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40:47.774000000</dc:date>
    <meta:editing-duration>PT5H9M25S</meta:editing-duration>
    <meta:editing-cycles>66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9" meta:word-count="389" meta:character-count="2606" meta:non-whitespace-character-count="1448"/>
  </office:meta>
</office:document-meta>
</file>